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B0000010F337E0F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'Droid Sans Mono', monospace, monospace, 'Droid Sans Fallback', 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12178b" officeooo:paragraph-rsid="0012178b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2178b" officeooo:paragraph-rsid="0012178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80pt" fo:font-weight="bold" officeooo:rsid="0012178b" officeooo:paragraph-rsid="0012178b" style:font-size-asian="80pt" style:font-weight-asian="bold" style:font-size-complex="8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5">DSA NOTES OF CODE WITH HARRY</text:p>
      <text:h text:style-name="P2" text:outline-level="1">INDEX:</text:h>
      <text:p text:style-name="P4"/>
      <text:p text:style-name="Text_20_body"/>
      <text:h text:style-name="P1" text:outline-level="1">V:01<text:tab/>INTRO</text:h>
      <text:p text:style-name="Text_20_body"/>
      <text:p text:style-name="Text_20_body"/>
      <text:p text:style-name="Text_20_body"/>
      <text:p text:style-name="Text_20_body"><draw:frame draw:style-name="fr1" draw:name="Image1" text:anchor-type="char" svg:width="17cm" svg:height="5.465cm" draw:z-index="0"><draw:image xlink:href="Pictures/100000010000034B0000010F337E0F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'Droid Sans Mono', monospace, monospace, 'Droid Sans Fallback', 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officeooo:rsid="0012178b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6:50:48.168949535</meta:creation-date>
    <meta:generator>LibreOffice/24.2.5.2$Linux_X86_64 LibreOffice_project/420$Build-2</meta:generator>
    <dc:date>2024-08-23T18:54:23.646736245</dc:date>
    <meta:editing-duration>PT30M36S</meta:editing-duration>
    <meta:editing-cycles>1</meta:editing-cycles>
    <meta:document-statistic meta:table-count="0" meta:image-count="1" meta:object-count="0" meta:page-count="3" meta:paragraph-count="3" meta:word-count="9" meta:character-count="44" meta:non-whitespace-character-count="38"/>
  </office:meta>
</office:document-meta>
</file>